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4"/>
    <style:style style:name="P2" style:family="paragraph" style:parent-style-name="Heading_20_2">
      <style:paragraph-properties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paragraph-properties fo:text-align="justify" style:justify-single-word="false"/>
    </style:style>
    <style:style style:name="P7" style:family="paragraph" style:parent-style-name="Standard" style:list-style-name="L5"/>
    <style:style style:name="P8" style:family="paragraph" style:parent-style-name="Standard">
      <style:paragraph-properties fo:break-before="page"/>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um sequencer</text:h>
      <text:p text:style-name="P6"><text:tab/>Voici une estimation de la mémoire nécessaire pour cette application. Les numéros de patterns [1:16] sont codés sur un octet en mémoire vive [0:15] mais prennent tout l'octet par facilité. Par contre, en EEPROM, on met deux patterns par octet pour passer en dessous de la barre des 2ko présents sur la carte Arduino Mega.</text:p>
      <text:p text:style-name="Text_20_body"/>
      <text:p text:style-name="Text_20_body"><draw:frame draw:style-name="fr1" draw:name="Objet1" text:anchor-type="paragraph" svg:width="15.931cm" svg:height="10.841cm" draw:z-index="0"><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Spécificités</text:h>
      <text:list xml:id="list3160556865493243334" text:style-name="L1">
        <text:list-item>
          <text:p text:style-name="P3">16 instruments par kit</text:p>
        </text:list-item>
        <text:list-item>
          <text:p text:style-name="P3">16 patterns de 32 pas max</text:p>
        </text:list-item>
        <text:list-item>
          <text:p text:style-name="P3">4 songs de 256 patterns</text:p>
        </text:list-item>
      </text:list>
      <text:h text:style-name="Heading_20_2" text:outline-level="2">Instrument</text:h>
      <text:list xml:id="list33788803521338378" text:style-name="L2">
        <text:list-item>
          <text:p text:style-name="P4">Nom de l'instrument</text:p>
        </text:list-item>
        <text:list-item>
          <text:p text:style-name="P4">Canal midi </text:p>
        </text:list-item>
        <text:list-item>
          <text:p text:style-name="P4">Type de note (noteon, noteon-noteoff ou trigger)</text:p>
        </text:list-item>
        <text:list-item>
          <text:p text:style-name="P4">Numéro de note</text:p>
        </text:list-item>
        <text:list-item>
          <text:p text:style-name="P4">Velocité</text:p>
        </text:list-item>
      </text:list>
      <text:h text:style-name="Heading_20_2" text:outline-level="2">Kit</text:h>
      <text:list xml:id="list38625030" text:continue-numbering="true" text:style-name="L2">
        <text:list-item>
          <text:p text:style-name="P4">Nom du kit</text:p>
        </text:list-item>
        <text:list-item>
          <text:p text:style-name="P4">16 instruments definis plus haut</text:p>
        </text:list-item>
      </text:list>
      <text:h text:style-name="Heading_20_2" text:outline-level="2">Pattern</text:h>
      <text:list xml:id="list1816145531415989502" text:style-name="L4">
        <text:list-item>
          <text:p text:style-name="P1">Groove (1/4, 1/8, 18T, 1/8swing, 1/16, 1/16T, 1/16swing)</text:p>
        </text:list-item>
        <text:list-item>
          <text:p text:style-name="P1">Last note <text:s/></text:p>
        </text:list-item>
        <text:list-item>
          <text:p text:style-name="P1">32 pas</text:p>
        </text:list-item>
        <text:list-item>
          <text:p text:style-name="P1">16 notes par pas</text:p>
        </text:list-item>
      </text:list>
      <text:h text:style-name="Heading_20_2" text:outline-level="2">Song</text:h>
      <text:list xml:id="list1960573108924882972" text:style-name="L5">
        <text:list-item>
          <text:p text:style-name="P7">256 mesure</text:p>
        </text:list-item>
        <text:list-item>
          <text:p text:style-name="P7">Dernière mesure</text:p>
        </text:list-item>
      </text:list>
      <text:p text:style-name="Standard"/>
      <text:p text:style-name="P8"/>
      <text:p text:style-name="Standard"><text:tab/>Voici quelques kits implémentés en ROM. Il y a bien sûr des kits utilisateurs en RAM.</text:p>
      <text:h text:style-name="Heading_20_2" text:outline-level="2">TR707</text:h>
      <text:list xml:id="list1446153365136445315" text:style-name="L3">
        <text:list-item>
          <text:p text:style-name="P5">1<text:tab/>BD1<text:tab/><text:tab/>Bass Drum l<text:tab/><text:tab/>36</text:p>
        </text:list-item>
        <text:list-item>
          <text:p text:style-name="P5">2<text:tab/>BD2<text:tab/><text:tab/>Bass Drum 2<text:tab/><text:tab/>37</text:p>
        </text:list-item>
        <text:list-item>
          <text:p text:style-name="P5">3<text:tab/>SD1<text:tab/><text:tab/>Snare Drum 1<text:tab/><text:tab/>38</text:p>
        </text:list-item>
        <text:list-item>
          <text:p text:style-name="P5">4<text:tab/>SD2<text:tab/><text:tab/>Snare Drum 2<text:tab/><text:tab/>39</text:p>
        </text:list-item>
        <text:list-item>
          <text:p text:style-name="P5">5<text:tab/>LT<text:tab/><text:tab/>Low Tom<text:tab/><text:tab/>40</text:p>
        </text:list-item>
        <text:list-item>
          <text:p text:style-name="P5">6<text:tab/>MT<text:tab/><text:tab/>Medium Tom<text:tab/><text:tab/>41</text:p>
        </text:list-item>
        <text:list-item>
          <text:p text:style-name="P5">7<text:tab/>HT<text:tab/><text:tab/>High Tom<text:tab/><text:tab/>42</text:p>
        </text:list-item>
        <text:list-item>
          <text:p text:style-name="P5">8<text:tab/>RS<text:tab/><text:tab/>Rim Shot<text:tab/><text:tab/>43</text:p>
        </text:list-item>
        <text:list-item>
          <text:p text:style-name="P5">9<text:tab/>COW<text:tab/><text:tab/>Cowbell<text:tab/><text:tab/>44</text:p>
        </text:list-item>
        <text:list-item>
          <text:p text:style-name="P5">10<text:tab/>HCP<text:tab/><text:tab/>Hand Clap<text:tab/><text:tab/>45</text:p>
        </text:list-item>
        <text:list-item>
          <text:p text:style-name="P5">11<text:tab/>TAMB<text:tab/><text:tab/>Tambourine<text:tab/><text:tab/>46</text:p>
        </text:list-item>
        <text:list-item>
          <text:p text:style-name="P5">12<text:tab/>CHH1<text:tab/><text:tab/>Closed Hit Hat1<text:tab/>47</text:p>
        </text:list-item>
        <text:list-item>
          <text:p text:style-name="P5">13<text:tab/>CHH2<text:tab/><text:tab/>Closed Hit Hat2<text:tab/>47</text:p>
        </text:list-item>
        <text:list-item>
          <text:p text:style-name="P5">14<text:tab/>OHH<text:tab/><text:tab/>Open Hit Hat<text:tab/><text:tab/>48</text:p>
        </text:list-item>
        <text:list-item>
          <text:p text:style-name="P5">15<text:tab/>CR<text:tab/><text:tab/>Crash<text:tab/><text:tab/><text:tab/>49</text:p>
        </text:list-item>
        <text:list-item>
          <text:p text:style-name="P5">16<text:tab/>RI<text:tab/><text:tab/>Ride<text:tab/><text:tab/><text:tab/>50</text:p>
        </text:list-item>
      </text:list>
      <text:h text:style-name="Heading_20_2" text:outline-level="2">General Midi</text:h>
      <text:list xml:id="list38633306" text:continue-numbering="true" text:style-name="L3">
        <text:list-item>
          <text:p text:style-name="P5">1<text:tab/>ABD<text:tab/><text:tab/>Acoustic Bass Drum <text:tab/>35</text:p>
        </text:list-item>
        <text:list-item>
          <text:p text:style-name="P5">2<text:tab/>BD<text:tab/><text:tab/>Bass Drum<text:tab/><text:tab/>36</text:p>
        </text:list-item>
        <text:list-item>
          <text:p text:style-name="P5">3<text:tab/>ASD<text:tab/><text:tab/>Acoustic Snare Drum 38</text:p>
        </text:list-item>
        <text:list-item>
          <text:p text:style-name="P5">4<text:tab/>SD<text:tab/><text:tab/>Snare Drum<text:tab/><text:tab/>40</text:p>
        </text:list-item>
        <text:list-item>
          <text:p text:style-name="P5">5<text:tab/>LT<text:tab/><text:tab/>Low Tom<text:tab/><text:tab/>45</text:p>
        </text:list-item>
        <text:list-item>
          <text:p text:style-name="P5">6<text:tab/>MT<text:tab/><text:tab/>Medium Tom<text:tab/><text:tab/>47</text:p>
        </text:list-item>
        <text:list-item>
          <text:p text:style-name="P5">7<text:tab/>HT<text:tab/><text:tab/>High Tom<text:tab/><text:tab/>50</text:p>
        </text:list-item>
        <text:list-item>
          <text:p text:style-name="P5">8<text:tab/>SS<text:tab/><text:tab/>Side stick<text:tab/><text:tab/>37</text:p>
        </text:list-item>
        <text:list-item>
          <text:p text:style-name="P5">9<text:tab/>COW<text:tab/><text:tab/>Cowbell<text:tab/><text:tab/>56</text:p>
        </text:list-item>
        <text:list-item>
          <text:p text:style-name="P5">10<text:tab/>HCP<text:tab/><text:tab/>Hand Clap<text:tab/><text:tab/>39</text:p>
        </text:list-item>
        <text:list-item>
          <text:p text:style-name="P5">11<text:tab/>TAMB<text:tab/><text:tab/>Tambourine<text:tab/><text:tab/>54</text:p>
        </text:list-item>
        <text:list-item>
          <text:p text:style-name="P5">12<text:tab/>CHH<text:tab/><text:tab/>Closed Hit Hat<text:tab/>42</text:p>
        </text:list-item>
        <text:list-item>
          <text:p text:style-name="P5">13<text:tab/>PHH<text:tab/><text:tab/>Pedal Hit Hat<text:tab/><text:tab/>44</text:p>
        </text:list-item>
        <text:list-item>
          <text:p text:style-name="P5">14<text:tab/>OHH<text:tab/><text:tab/>Open Hit Hat<text:tab/><text:tab/>46</text:p>
        </text:list-item>
        <text:list-item>
          <text:p text:style-name="P5">15<text:tab/>CR<text:tab/><text:tab/>Crash<text:tab/><text:tab/><text:tab/>49</text:p>
        </text:list-item>
        <text:list-item>
          <text:p text:style-name="P5">16<text:tab/>RI<text:tab/><text:tab/>Ride<text:tab/><text:tab/><text:tab/>51</text:p>
        </text:list-item>
      </text:list>
      <text:h text:style-name="Heading_20_2" text:outline-level="2"/>
      <text:h text:style-name="P2" text:outline-level="2">Arturia Drum Brute</text:h>
      <text:list xml:id="list38609272" text:continue-numbering="true" text:style-name="L3">
        <text:list-item>
          <text:p text:style-name="P5">1<text:tab/>BD1<text:tab/><text:tab/>Bass Drum 1<text:tab/> <text:tab/>36</text:p>
        </text:list-item>
        <text:list-item>
          <text:p text:style-name="P5">2<text:tab/>BD2<text:tab/><text:tab/>Bass Drum 2<text:tab/><text:tab/>37</text:p>
        </text:list-item>
        <text:list-item>
          <text:p text:style-name="P5">3<text:tab/>SD<text:tab/><text:tab/>Snare Drum <text:s/><text:tab/><text:tab/>38</text:p>
        </text:list-item>
        <text:list-item>
          <text:p text:style-name="P5">4<text:tab/>CL<text:tab/><text:tab/>Clave<text:tab/><text:tab/><text:tab/>41</text:p>
        </text:list-item>
        <text:list-item>
          <text:p text:style-name="P5">5<text:tab/>LT<text:tab/><text:tab/>Low Tom<text:tab/><text:tab/>47</text:p>
        </text:list-item>
        <text:list-item>
          <text:p text:style-name="P5">6<text:tab/>LCG<text:tab/><text:tab/>Low Conga<text:tab/><text:tab/>46</text:p>
        </text:list-item>
        <text:list-item>
          <text:p text:style-name="P5">7<text:tab/>HT<text:tab/><text:tab/>High Tom<text:tab/><text:tab/>45</text:p>
        </text:list-item>
        <text:list-item>
          <text:p text:style-name="P5">8<text:tab/>RS<text:tab/><text:tab/>Rim Shot<text:tab/><text:tab/>40</text:p>
        </text:list-item>
        <text:list-item>
          <text:p text:style-name="P5">9<text:tab/>HCG<text:tab/><text:tab/>High Conga<text:tab/><text:tab/>44</text:p>
        </text:list-item>
        <text:list-item>
          <text:p text:style-name="P5">10<text:tab/>HCP<text:tab/><text:tab/>Hand Clap<text:tab/><text:tab/>39</text:p>
        </text:list-item>
        <text:list-item>
          <text:p text:style-name="P5">11<text:tab/>TAMB<text:tab/><text:tab/>Tambourine<text:tab/><text:tab/>51</text:p>
        </text:list-item>
        <text:list-item>
          <text:p text:style-name="P5">12<text:tab/>CHH<text:tab/><text:tab/>Closed Hit Hat<text:tab/>42</text:p>
        </text:list-item>
        <text:list-item>
          <text:p text:style-name="P5">13<text:tab/>MAR<text:tab/><text:tab/>Maracas<text:tab/><text:tab/>50</text:p>
        </text:list-item>
        <text:list-item>
          <text:p text:style-name="P5">14<text:tab/>OHH<text:tab/><text:tab/>Open Hit Hat<text:tab/><text:tab/>43</text:p>
        </text:list-item>
        <text:list-item>
          <text:p text:style-name="P5">15<text:tab/>CR<text:tab/><text:tab/>Crash<text:tab/><text:tab/><text:tab/>49</text:p>
        </text:list-item>
        <text:list-item>
          <text:p text:style-name="P5">16<text:tab/>RI<text:tab/><text:tab/>Ride<text:tab/><text:tab/><text:tab/>48</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H57M27S</meta:editing-duration>
    <meta:editing-cycles>13</meta:editing-cycles>
    <meta:generator>OpenOffice/4.1.1$Win32 OpenOffice.org_project/411m6$Build-9775</meta:generator>
    <dc:date>2019-10-09T18:41:36.06</dc:date>
    <dc:creator>Pierre Faller</dc:creator>
    <meta:document-statistic meta:table-count="0" meta:image-count="0" meta:object-count="1" meta:page-count="4" meta:paragraph-count="75" meta:word-count="450" meta:character-count="188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32cm"/>
    </style:style>
    <style:style style:name="co2" style:family="table-column">
      <style:table-column-properties fo:break-before="auto" style:column-width="3.216cm"/>
    </style:style>
    <style:style style:name="co3" style:family="table-column">
      <style:table-column-properties fo:break-before="auto" style:column-width="1.028cm"/>
    </style:style>
    <style:style style:name="co4" style:family="table-column">
      <style:table-column-properties fo:break-before="auto" style:column-width="1.219cm"/>
    </style:style>
    <style:style style:name="co5" style:family="table-column">
      <style:table-column-properties fo:break-before="auto" style:column-width="1.198cm"/>
    </style:style>
    <style:style style:name="co6" style:family="table-column">
      <style:table-column-properties fo:break-before="auto" style:column-width="0.462cm"/>
    </style:style>
    <style:style style:name="co7" style:family="table-column">
      <style:table-column-properties fo:break-before="auto" style:column-width="3.237cm"/>
    </style:style>
    <style:style style:name="co8" style:family="table-column">
      <style:table-column-properties fo:break-before="auto" style:column-width="0.945cm"/>
    </style:style>
    <style:style style:name="co9" style:family="table-column">
      <style:table-column-properties fo:break-before="auto" style:column-width="0.988cm"/>
    </style:style>
    <style:style style:name="co10" style:family="table-column">
      <style:table-column-properties fo:break-before="auto" style:column-width="0.967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number-columns-repeated="10"/>
        </table:table-row>
        <table:table-row table:style-name="ro1">
          <table:table-cell/>
          <table:table-cell table:style-name="ce1" office:value-type="string" table:number-columns-spanned="4" table:number-rows-spanned="1">
            <text:p>RAM</text:p>
          </table:table-cell>
          <table:covered-table-cell table:number-columns-repeated="3"/>
          <table:table-cell/>
          <table:table-cell table:style-name="ce1" office:value-type="string" table:number-columns-spanned="4" table:number-rows-spanned="1">
            <text:p>EEPROM</text:p>
          </table:table-cell>
          <table:covered-table-cell table:number-columns-repeated="3"/>
        </table:table-row>
        <table:table-row table:style-name="ro1">
          <table:table-cell table:number-columns-repeated="10"/>
        </table:table-row>
        <table:table-row table:style-name="ro1">
          <table:table-cell office:value-type="string">
            <text:p>INSTRUMENT</text:p>
          </table:table-cell>
          <table:table-cell office:value-type="string">
            <text:p>name</text:p>
          </table:table-cell>
          <table:table-cell office:value-type="float" office:value="16">
            <text:p>16</text:p>
          </table:table-cell>
          <table:table-cell office:value-type="float" office:value="1">
            <text:p>1</text:p>
          </table:table-cell>
          <table:table-cell table:formula="of:=[.D4]*[.C4]" office:value-type="float" office:value="16">
            <text:p>16</text:p>
          </table:table-cell>
          <table:table-cell/>
          <table:table-cell office:value-type="string">
            <text:p>name</text:p>
          </table:table-cell>
          <table:table-cell office:value-type="float" office:value="16">
            <text:p>16</text:p>
          </table:table-cell>
          <table:table-cell office:value-type="float" office:value="1">
            <text:p>1</text:p>
          </table:table-cell>
          <table:table-cell table:formula="of:=[.I4]*[.H4]" office:value-type="float" office:value="16">
            <text:p>16</text:p>
          </table:table-cell>
        </table:table-row>
        <table:table-row table:style-name="ro1">
          <table:table-cell/>
          <table:table-cell office:value-type="string">
            <text:p>note</text:p>
          </table:table-cell>
          <table:table-cell table:number-columns-repeated="2" office:value-type="float" office:value="1">
            <text:p>1</text:p>
          </table:table-cell>
          <table:table-cell table:formula="of:=[.D5]*[.C5]" office:value-type="float" office:value="1">
            <text:p>1</text:p>
          </table:table-cell>
          <table:table-cell/>
          <table:table-cell office:value-type="string">
            <text:p>note</text:p>
          </table:table-cell>
          <table:table-cell table:number-columns-repeated="2" office:value-type="float" office:value="1">
            <text:p>1</text:p>
          </table:table-cell>
          <table:table-cell table:formula="of:=[.I5]*[.H5]" office:value-type="float" office:value="1">
            <text:p>1</text:p>
          </table:table-cell>
        </table:table-row>
        <table:table-row table:style-name="ro1">
          <table:table-cell/>
          <table:table-cell office:value-type="string">
            <text:p>channel/type</text:p>
          </table:table-cell>
          <table:table-cell table:number-columns-repeated="2" office:value-type="float" office:value="1">
            <text:p>1</text:p>
          </table:table-cell>
          <table:table-cell table:formula="of:=[.D6]*[.C6]" office:value-type="float" office:value="1">
            <text:p>1</text:p>
          </table:table-cell>
          <table:table-cell/>
          <table:table-cell office:value-type="string">
            <text:p>channel/type</text:p>
          </table:table-cell>
          <table:table-cell table:number-columns-repeated="2" office:value-type="float" office:value="1">
            <text:p>1</text:p>
          </table:table-cell>
          <table:table-cell table:formula="of:=[.I6]*[.H6]" office:value-type="float" office:value="1">
            <text:p>1</text:p>
          </table:table-cell>
        </table:table-row>
        <table:table-row table:style-name="ro1">
          <table:table-cell/>
          <table:table-cell office:value-type="string">
            <text:p>velocity</text:p>
          </table:table-cell>
          <table:table-cell table:number-columns-repeated="2" office:value-type="float" office:value="1">
            <text:p>1</text:p>
          </table:table-cell>
          <table:table-cell table:formula="of:=[.D7]*[.C7]" office:value-type="float" office:value="1">
            <text:p>1</text:p>
          </table:table-cell>
          <table:table-cell/>
          <table:table-cell office:value-type="string">
            <text:p>velocity</text:p>
          </table:table-cell>
          <table:table-cell table:number-columns-repeated="2" office:value-type="float" office:value="1">
            <text:p>1</text:p>
          </table:table-cell>
          <table:table-cell table:formula="of:=[.I7]*[.H7]" office:value-type="float" office:value="1">
            <text:p>1</text:p>
          </table:table-cell>
        </table:table-row>
        <table:table-row table:style-name="ro1">
          <table:table-cell table:number-columns-repeated="4"/>
          <table:table-cell table:formula="of:=SUM([.E4:.E7])" office:value-type="float" office:value="19">
            <text:p>19</text:p>
          </table:table-cell>
          <table:table-cell table:number-columns-repeated="4"/>
          <table:table-cell table:formula="of:=SUM([.J4:.J7])" office:value-type="float" office:value="19">
            <text:p>19</text:p>
          </table:table-cell>
        </table:table-row>
        <table:table-row table:style-name="ro1">
          <table:table-cell table:number-columns-repeated="10"/>
        </table:table-row>
        <table:table-row table:style-name="ro1">
          <table:table-cell office:value-type="string">
            <text:p>KIT</text:p>
          </table:table-cell>
          <table:table-cell office:value-type="string">
            <text:p>name</text:p>
          </table:table-cell>
          <table:table-cell office:value-type="float" office:value="16">
            <text:p>16</text:p>
          </table:table-cell>
          <table:table-cell office:value-type="float" office:value="1">
            <text:p>1</text:p>
          </table:table-cell>
          <table:table-cell table:formula="of:=[.D10]*[.C10]" office:value-type="float" office:value="16">
            <text:p>16</text:p>
          </table:table-cell>
          <table:table-cell/>
          <table:table-cell office:value-type="string">
            <text:p>name</text:p>
          </table:table-cell>
          <table:table-cell office:value-type="float" office:value="16">
            <text:p>16</text:p>
          </table:table-cell>
          <table:table-cell office:value-type="float" office:value="1">
            <text:p>1</text:p>
          </table:table-cell>
          <table:table-cell table:formula="of:=[.I10]*[.H10]" office:value-type="float" office:value="16">
            <text:p>16</text:p>
          </table:table-cell>
        </table:table-row>
        <table:table-row table:style-name="ro1">
          <table:table-cell/>
          <table:table-cell office:value-type="string">
            <text:p>instruments</text:p>
          </table:table-cell>
          <table:table-cell office:value-type="float" office:value="16">
            <text:p>16</text:p>
          </table:table-cell>
          <table:table-cell table:formula="of:=[.E8]" office:value-type="float" office:value="19">
            <text:p>19</text:p>
          </table:table-cell>
          <table:table-cell table:formula="of:=[.D11]*[.C11]" office:value-type="float" office:value="304">
            <text:p>304</text:p>
          </table:table-cell>
          <table:table-cell/>
          <table:table-cell office:value-type="string">
            <text:p>instruments</text:p>
          </table:table-cell>
          <table:table-cell office:value-type="float" office:value="16">
            <text:p>16</text:p>
          </table:table-cell>
          <table:table-cell table:formula="of:=[.J8]" office:value-type="float" office:value="19">
            <text:p>19</text:p>
          </table:table-cell>
          <table:table-cell table:formula="of:=[.I11]*[.H11]" office:value-type="float" office:value="304">
            <text:p>304</text:p>
          </table:table-cell>
        </table:table-row>
        <table:table-row table:style-name="ro1">
          <table:table-cell table:number-columns-repeated="2"/>
          <table:table-cell office:value-type="float" office:value="16">
            <text:p>16</text:p>
          </table:table-cell>
          <table:table-cell/>
          <table:table-cell table:style-name="ce2" table:formula="of:=SUM([.E10:.E11])" office:value-type="float" office:value="320">
            <text:p>320</text:p>
          </table:table-cell>
          <table:table-cell table:number-columns-repeated="2"/>
          <table:table-cell office:value-type="float" office:value="16">
            <text:p>16</text:p>
          </table:table-cell>
          <table:table-cell/>
          <table:table-cell table:style-name="ce2" table:formula="of:=SUM([.J10:.J11])" office:value-type="float" office:value="320">
            <text:p>320</text:p>
          </table:table-cell>
        </table:table-row>
        <table:table-row table:style-name="ro1">
          <table:table-cell table:number-columns-repeated="10"/>
        </table:table-row>
        <table:table-row table:style-name="ro1">
          <table:table-cell office:value-type="string">
            <text:p>PATTERN</text:p>
          </table:table-cell>
          <table:table-cell office:value-type="string">
            <text:p>notes</text:p>
          </table:table-cell>
          <table:table-cell office:value-type="float" office:value="2">
            <text:p>2</text:p>
          </table:table-cell>
          <table:table-cell office:value-type="float" office:value="32">
            <text:p>32</text:p>
          </table:table-cell>
          <table:table-cell table:formula="of:=[.D14]*[.C14]" office:value-type="float" office:value="64">
            <text:p>64</text:p>
          </table:table-cell>
          <table:table-cell/>
          <table:table-cell office:value-type="string">
            <text:p>notes</text:p>
          </table:table-cell>
          <table:table-cell office:value-type="float" office:value="2">
            <text:p>2</text:p>
          </table:table-cell>
          <table:table-cell office:value-type="float" office:value="32">
            <text:p>32</text:p>
          </table:table-cell>
          <table:table-cell table:formula="of:=[.I14]*[.H14]" office:value-type="float" office:value="64">
            <text:p>64</text:p>
          </table:table-cell>
        </table:table-row>
        <table:table-row table:style-name="ro1">
          <table:table-cell/>
          <table:table-cell office:value-type="string">
            <text:p>groove / last note</text:p>
          </table:table-cell>
          <table:table-cell table:number-columns-repeated="2" office:value-type="float" office:value="1">
            <text:p>1</text:p>
          </table:table-cell>
          <table:table-cell table:formula="of:=[.D15]*[.C15]" office:value-type="float" office:value="1">
            <text:p>1</text:p>
          </table:table-cell>
          <table:table-cell/>
          <table:table-cell office:value-type="string">
            <text:p>groove / last note</text:p>
          </table:table-cell>
          <table:table-cell table:number-columns-repeated="2" office:value-type="float" office:value="1">
            <text:p>1</text:p>
          </table:table-cell>
          <table:table-cell table:formula="of:=[.I15]*[.H15]" office:value-type="float" office:value="1">
            <text:p>1</text:p>
          </table:table-cell>
        </table:table-row>
        <table:table-row table:style-name="ro1">
          <table:table-cell table:number-columns-repeated="4"/>
          <table:table-cell table:style-name="ce2" table:formula="of:=SUM([.E14:.E15])" office:value-type="float" office:value="65">
            <text:p>65</text:p>
          </table:table-cell>
          <table:table-cell table:number-columns-repeated="4"/>
          <table:table-cell table:style-name="ce2" table:formula="of:=SUM([.J14:.J15])" office:value-type="float" office:value="65">
            <text:p>65</text:p>
          </table:table-cell>
        </table:table-row>
        <table:table-row table:style-name="ro1">
          <table:table-cell table:number-columns-repeated="10"/>
        </table:table-row>
        <table:table-row table:style-name="ro1">
          <table:table-cell office:value-type="string">
            <text:p>SONG</text:p>
          </table:table-cell>
          <table:table-cell office:value-type="string">
            <text:p>patterns</text:p>
          </table:table-cell>
          <table:table-cell office:value-type="float" office:value="1">
            <text:p>1</text:p>
          </table:table-cell>
          <table:table-cell office:value-type="float" office:value="256">
            <text:p>256</text:p>
          </table:table-cell>
          <table:table-cell table:formula="of:=[.D18]*[.C18]" office:value-type="float" office:value="256">
            <text:p>256</text:p>
          </table:table-cell>
          <table:table-cell/>
          <table:table-cell office:value-type="string">
            <text:p>patterns</text:p>
          </table:table-cell>
          <table:table-cell office:value-type="float" office:value="0.5">
            <text:p>0,5</text:p>
          </table:table-cell>
          <table:table-cell office:value-type="float" office:value="256">
            <text:p>256</text:p>
          </table:table-cell>
          <table:table-cell table:formula="of:=[.I18]*[.H18]" office:value-type="float" office:value="128">
            <text:p>128</text:p>
          </table:table-cell>
        </table:table-row>
        <table:table-row table:style-name="ro1">
          <table:table-cell/>
          <table:table-cell office:value-type="string">
            <text:p>last measure</text:p>
          </table:table-cell>
          <table:table-cell office:value-type="float" office:value="2">
            <text:p>2</text:p>
          </table:table-cell>
          <table:table-cell office:value-type="float" office:value="1">
            <text:p>1</text:p>
          </table:table-cell>
          <table:table-cell table:formula="of:=[.D19]*[.C19]" office:value-type="float" office:value="2">
            <text:p>2</text:p>
          </table:table-cell>
          <table:table-cell/>
          <table:table-cell office:value-type="string">
            <text:p>last measure</text:p>
          </table:table-cell>
          <table:table-cell office:value-type="float" office:value="2">
            <text:p>2</text:p>
          </table:table-cell>
          <table:table-cell office:value-type="float" office:value="1">
            <text:p>1</text:p>
          </table:table-cell>
          <table:table-cell table:formula="of:=[.I19]*[.H19]" office:value-type="float" office:value="2">
            <text:p>2</text:p>
          </table:table-cell>
        </table:table-row>
        <table:table-row table:style-name="ro1">
          <table:table-cell table:number-columns-repeated="4"/>
          <table:table-cell table:style-name="ce2" table:formula="of:=SUM([.E18:.E19])" office:value-type="float" office:value="258">
            <text:p>258</text:p>
          </table:table-cell>
          <table:table-cell table:number-columns-repeated="4"/>
          <table:table-cell table:style-name="ce2" table:formula="of:=SUM([.J18:.J19])" office:value-type="float" office:value="130">
            <text:p>130</text:p>
          </table:table-cell>
        </table:table-row>
        <table:table-row table:style-name="ro1">
          <table:table-cell table:number-columns-repeated="10"/>
        </table:table-row>
        <table:table-row table:style-name="ro1">
          <table:table-cell office:value-type="string">
            <text:p>SEQUENCER</text:p>
          </table:table-cell>
          <table:table-cell office:value-type="string">
            <text:p>KIT</text:p>
          </table:table-cell>
          <table:table-cell table:formula="of:=[.E12]" office:value-type="float" office:value="320">
            <text:p>320</text:p>
          </table:table-cell>
          <table:table-cell office:value-type="float" office:value="1">
            <text:p>1</text:p>
          </table:table-cell>
          <table:table-cell table:formula="of:=[.D22]*[.C22]" office:value-type="float" office:value="320">
            <text:p>320</text:p>
          </table:table-cell>
          <table:table-cell/>
          <table:table-cell office:value-type="string">
            <text:p>KIT</text:p>
          </table:table-cell>
          <table:table-cell table:formula="of:=[.J12]" office:value-type="float" office:value="320">
            <text:p>320</text:p>
          </table:table-cell>
          <table:table-cell office:value-type="float" office:value="1">
            <text:p>1</text:p>
          </table:table-cell>
          <table:table-cell table:formula="of:=[.I22]*[.H22]" office:value-type="float" office:value="320">
            <text:p>320</text:p>
          </table:table-cell>
        </table:table-row>
        <table:table-row table:style-name="ro1">
          <table:table-cell/>
          <table:table-cell office:value-type="string">
            <text:p>PATTERNS</text:p>
          </table:table-cell>
          <table:table-cell table:formula="of:=[.E16]" office:value-type="float" office:value="65">
            <text:p>65</text:p>
          </table:table-cell>
          <table:table-cell office:value-type="float" office:value="16">
            <text:p>16</text:p>
          </table:table-cell>
          <table:table-cell table:formula="of:=[.D23]*[.C23]" office:value-type="float" office:value="1040">
            <text:p>1040</text:p>
          </table:table-cell>
          <table:table-cell/>
          <table:table-cell office:value-type="string">
            <text:p>PATTERNS</text:p>
          </table:table-cell>
          <table:table-cell table:formula="of:=[.J16]" office:value-type="float" office:value="65">
            <text:p>65</text:p>
          </table:table-cell>
          <table:table-cell office:value-type="float" office:value="16">
            <text:p>16</text:p>
          </table:table-cell>
          <table:table-cell table:formula="of:=[.I23]*[.H23]" office:value-type="float" office:value="1040">
            <text:p>1040</text:p>
          </table:table-cell>
        </table:table-row>
        <table:table-row table:style-name="ro1">
          <table:table-cell/>
          <table:table-cell office:value-type="string">
            <text:p>SONGS</text:p>
          </table:table-cell>
          <table:table-cell table:formula="of:=[.E20]" office:value-type="float" office:value="258">
            <text:p>258</text:p>
          </table:table-cell>
          <table:table-cell office:value-type="float" office:value="4">
            <text:p>4</text:p>
          </table:table-cell>
          <table:table-cell table:formula="of:=[.D24]*[.C24]" office:value-type="float" office:value="1032">
            <text:p>1032</text:p>
          </table:table-cell>
          <table:table-cell/>
          <table:table-cell office:value-type="string">
            <text:p>SONGS</text:p>
          </table:table-cell>
          <table:table-cell table:formula="of:=[.J20]" office:value-type="float" office:value="130">
            <text:p>130</text:p>
          </table:table-cell>
          <table:table-cell office:value-type="float" office:value="4">
            <text:p>4</text:p>
          </table:table-cell>
          <table:table-cell table:formula="of:=[.I24]*[.H24]" office:value-type="float" office:value="520">
            <text:p>520</text:p>
          </table:table-cell>
        </table:table-row>
        <table:table-row table:style-name="ro1">
          <table:table-cell table:number-columns-repeated="4"/>
          <table:table-cell table:style-name="ce2" table:formula="of:=SUM([.E22:.E24])" office:value-type="float" office:value="2392">
            <text:p>2392</text:p>
          </table:table-cell>
          <table:table-cell table:number-columns-repeated="4"/>
          <table:table-cell table:style-name="ce2" table:formula="of:=SUM([.J22:.J24])" office:value-type="float" office:value="1880">
            <text:p>188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09">09/10/2019</text:date>, <text:time>15:10:47</text:time></text:p>
        </style:region-right>
      </style:header>
      <style:header-left style:display="false"/>
      <style:footer>
        <text:p>Page <text:page-number>1</text:page-number> / <text:page-count>99</text:page-count></text:p>
      </style:footer>
      <style:footer-left style:display="false"/>
    </style:master-page>
  </office:master-styles>
</office:document-styles>
</file>